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595473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08213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a455f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d132e1" style:font-size-asian="11pt" style:font-size-complex="11pt"/>
    </style:style>
    <style:style style:name="P1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499cm"/>
          <style:tab-stop style:position="6.505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3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33" style:family="paragraph" style:parent-style-name="Footnote">
      <style:text-properties fo:language="en" fo:country="US" officeooo:rsid="00198fdb" officeooo:paragraph-rsid="0240b567"/>
    </style:style>
    <style:style style:name="P34" style:family="paragraph" style:parent-style-name="Standard" style:master-page-name="Standard">
      <style:paragraph-properties style:page-number="auto"/>
      <style:text-properties style:font-name="EB Garamond 12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6pt" officeooo:rsid="02d9968f" officeooo:paragraph-rsid="02d9968f" style:font-size-asian="16pt" style:font-size-complex="16pt"/>
    </style:style>
    <style:style style:name="P3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34176b8" style:font-style-asian="italic" style:font-style-complex="italic"/>
    </style:style>
    <style:style style:name="T5" style:family="text">
      <style:text-properties fo:font-style="italic" officeooo:rsid="034f9051" style:font-style-asian="italic" style:font-style-complex="italic"/>
    </style:style>
    <style:style style:name="T6" style:family="text">
      <style:text-properties fo:font-style="italic" officeooo:rsid="03663b4a" style:font-style-asian="italic" style:font-style-complex="italic"/>
    </style:style>
    <style:style style:name="T7" style:family="text">
      <style:text-properties fo:font-style="italic" officeooo:rsid="036f9455" style:font-style-asian="italic" style:font-style-complex="italic"/>
    </style:style>
    <style:style style:name="T8" style:family="text">
      <style:text-properties fo:font-style="italic" officeooo:rsid="03a9a788" style:font-style-asian="italic" style:font-style-complex="italic"/>
    </style:style>
    <style:style style:name="T9" style:family="text">
      <style:text-properties fo:font-style="italic" officeooo:rsid="03cc22e1" style:font-style-asian="italic" style:font-style-complex="italic"/>
    </style:style>
    <style:style style:name="T10" style:family="text">
      <style:text-properties fo:font-style="italic" officeooo:rsid="03cd4d49" style:font-style-asian="italic" style:font-style-complex="italic"/>
    </style:style>
    <style:style style:name="T11" style:family="text">
      <style:text-properties fo:font-style="italic" officeooo:rsid="03d338d3" style:font-style-asian="italic" style:font-style-complex="italic"/>
    </style:style>
    <style:style style:name="T12" style:family="text">
      <style:text-properties fo:font-style="italic" officeooo:rsid="03d4c753" style:font-style-asian="italic" style:font-style-complex="italic"/>
    </style:style>
    <style:style style:name="T13" style:family="text">
      <style:text-properties fo:font-style="italic" officeooo:rsid="03dbd3a6" style:font-style-asian="italic" style:font-style-complex="italic"/>
    </style:style>
    <style:style style:name="T14" style:family="text">
      <style:text-properties fo:font-style="italic" officeooo:rsid="03dca4f1" style:font-style-asian="italic" style:font-style-complex="italic"/>
    </style:style>
    <style:style style:name="T15" style:family="text">
      <style:text-properties officeooo:rsid="000120e5"/>
    </style:style>
    <style:style style:name="T16" style:family="text">
      <style:text-properties officeooo:rsid="00019284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2719ddc" style:font-style-asian="normal" style:font-style-complex="normal"/>
    </style:style>
    <style:style style:name="T20" style:family="text">
      <style:text-properties fo:font-style="normal" officeooo:rsid="029b4360" style:font-style-asian="normal" style:font-style-complex="normal"/>
    </style:style>
    <style:style style:name="T21" style:family="text">
      <style:text-properties fo:font-style="normal" officeooo:rsid="01c668f6" style:font-style-asian="normal" style:font-style-complex="normal"/>
    </style:style>
    <style:style style:name="T22" style:family="text">
      <style:text-properties fo:font-style="normal" officeooo:rsid="02e53d86" style:font-style-asian="normal" style:font-style-complex="normal"/>
    </style:style>
    <style:style style:name="T23" style:family="text">
      <style:text-properties fo:font-style="normal" officeooo:rsid="032f4d78" style:font-style-asian="normal" style:font-style-complex="normal"/>
    </style:style>
    <style:style style:name="T24" style:family="text">
      <style:text-properties fo:font-style="normal" officeooo:rsid="033d7c9b" style:font-style-asian="normal" style:font-style-complex="normal"/>
    </style:style>
    <style:style style:name="T25" style:family="text">
      <style:text-properties fo:font-style="normal" officeooo:rsid="033e9fb4" style:font-style-asian="normal" style:font-style-complex="normal"/>
    </style:style>
    <style:style style:name="T26" style:family="text">
      <style:text-properties fo:font-style="normal" officeooo:rsid="034176b8" style:font-style-asian="normal" style:font-style-complex="normal"/>
    </style:style>
    <style:style style:name="T27" style:family="text">
      <style:text-properties fo:font-style="normal" officeooo:rsid="0342108c" style:font-style-asian="normal" style:font-style-complex="normal"/>
    </style:style>
    <style:style style:name="T28" style:family="text">
      <style:text-properties fo:font-style="normal" officeooo:rsid="03430102" style:font-style-asian="normal" style:font-style-complex="normal"/>
    </style:style>
    <style:style style:name="T29" style:family="text">
      <style:text-properties fo:font-style="normal" officeooo:rsid="03432058" style:font-style-asian="normal" style:font-style-complex="normal"/>
    </style:style>
    <style:style style:name="T30" style:family="text">
      <style:text-properties fo:font-style="normal" officeooo:rsid="0344939e" style:font-style-asian="normal" style:font-style-complex="normal"/>
    </style:style>
    <style:style style:name="T31" style:family="text">
      <style:text-properties fo:font-style="normal" officeooo:rsid="0344d082" style:font-style-asian="normal" style:font-style-complex="normal"/>
    </style:style>
    <style:style style:name="T32" style:family="text">
      <style:text-properties fo:font-style="normal" officeooo:rsid="0346b383" style:font-style-asian="normal" style:font-style-complex="normal"/>
    </style:style>
    <style:style style:name="T33" style:family="text">
      <style:text-properties fo:font-style="normal" officeooo:rsid="034f9051" style:font-style-asian="normal" style:font-style-complex="normal"/>
    </style:style>
    <style:style style:name="T34" style:family="text">
      <style:text-properties fo:font-style="normal" officeooo:rsid="0354e054" style:font-style-asian="normal" style:font-style-complex="normal"/>
    </style:style>
    <style:style style:name="T35" style:family="text">
      <style:text-properties fo:font-style="normal" officeooo:rsid="03569e8a" style:font-style-asian="normal" style:font-style-complex="normal"/>
    </style:style>
    <style:style style:name="T36" style:family="text">
      <style:text-properties fo:font-style="normal" officeooo:rsid="03595473" style:font-style-asian="normal" style:font-style-complex="normal"/>
    </style:style>
    <style:style style:name="T37" style:family="text">
      <style:text-properties fo:font-style="normal" officeooo:rsid="035a7dc6" style:font-style-asian="normal" style:font-style-complex="normal"/>
    </style:style>
    <style:style style:name="T38" style:family="text">
      <style:text-properties fo:font-style="normal" officeooo:rsid="035afbff" style:font-style-asian="normal" style:font-style-complex="normal"/>
    </style:style>
    <style:style style:name="T39" style:family="text">
      <style:text-properties fo:font-style="normal" officeooo:rsid="035c1698" style:font-style-asian="normal" style:font-style-complex="normal"/>
    </style:style>
    <style:style style:name="T40" style:family="text">
      <style:text-properties fo:font-style="normal" officeooo:rsid="035d3336" style:font-style-asian="normal" style:font-style-complex="normal"/>
    </style:style>
    <style:style style:name="T41" style:family="text">
      <style:text-properties fo:font-style="normal" officeooo:rsid="035f2232" style:font-style-asian="normal" style:font-style-complex="normal"/>
    </style:style>
    <style:style style:name="T42" style:family="text">
      <style:text-properties fo:font-style="normal" officeooo:rsid="035fbf1c" style:font-style-asian="normal" style:font-style-complex="normal"/>
    </style:style>
    <style:style style:name="T43" style:family="text">
      <style:text-properties fo:font-style="normal" officeooo:rsid="035fc93f" style:font-style-asian="normal" style:font-style-complex="normal"/>
    </style:style>
    <style:style style:name="T44" style:family="text">
      <style:text-properties fo:font-style="normal" officeooo:rsid="03601f67" style:font-style-asian="normal" style:font-style-complex="normal"/>
    </style:style>
    <style:style style:name="T45" style:family="text">
      <style:text-properties fo:font-style="normal" officeooo:rsid="03612b84" style:font-style-asian="normal" style:font-style-complex="normal"/>
    </style:style>
    <style:style style:name="T46" style:family="text">
      <style:text-properties fo:font-style="normal" officeooo:rsid="03626a56" style:font-style-asian="normal" style:font-style-complex="normal"/>
    </style:style>
    <style:style style:name="T47" style:family="text">
      <style:text-properties fo:font-style="normal" officeooo:rsid="03636262" style:font-style-asian="normal" style:font-style-complex="normal"/>
    </style:style>
    <style:style style:name="T48" style:family="text">
      <style:text-properties fo:font-style="normal" officeooo:rsid="036508da" style:font-style-asian="normal" style:font-style-complex="normal"/>
    </style:style>
    <style:style style:name="T49" style:family="text">
      <style:text-properties fo:font-style="normal" officeooo:rsid="03663971" style:font-style-asian="normal" style:font-style-complex="normal"/>
    </style:style>
    <style:style style:name="T50" style:family="text">
      <style:text-properties fo:font-style="normal" officeooo:rsid="03663b4a" style:font-style-asian="normal" style:font-style-complex="normal"/>
    </style:style>
    <style:style style:name="T51" style:family="text">
      <style:text-properties fo:font-style="normal" officeooo:rsid="03682af8" style:font-style-asian="normal" style:font-style-complex="normal"/>
    </style:style>
    <style:style style:name="T52" style:family="text">
      <style:text-properties fo:font-style="normal" officeooo:rsid="036a038f" style:font-style-asian="normal" style:font-style-complex="normal"/>
    </style:style>
    <style:style style:name="T53" style:family="text">
      <style:text-properties fo:font-style="normal" officeooo:rsid="036ac9a7" style:font-style-asian="normal" style:font-style-complex="normal"/>
    </style:style>
    <style:style style:name="T54" style:family="text">
      <style:text-properties fo:font-style="normal" officeooo:rsid="036c25f7" style:font-style-asian="normal" style:font-style-complex="normal"/>
    </style:style>
    <style:style style:name="T55" style:family="text">
      <style:text-properties fo:font-style="normal" officeooo:rsid="036dab79" style:font-style-asian="normal" style:font-style-complex="normal"/>
    </style:style>
    <style:style style:name="T56" style:family="text">
      <style:text-properties fo:font-style="normal" officeooo:rsid="036f9455" style:font-style-asian="normal" style:font-style-complex="normal"/>
    </style:style>
    <style:style style:name="T57" style:family="text">
      <style:text-properties fo:font-style="normal" officeooo:rsid="036ff947" style:font-style-asian="normal" style:font-style-complex="normal"/>
    </style:style>
    <style:style style:name="T58" style:family="text">
      <style:text-properties fo:font-style="normal" officeooo:rsid="0371def2" style:font-style-asian="normal" style:font-style-complex="normal"/>
    </style:style>
    <style:style style:name="T59" style:family="text">
      <style:text-properties fo:font-style="normal" officeooo:rsid="0372c408" style:font-style-asian="normal" style:font-style-complex="normal"/>
    </style:style>
    <style:style style:name="T60" style:family="text">
      <style:text-properties fo:font-style="normal" officeooo:rsid="0373bb20" style:font-style-asian="normal" style:font-style-complex="normal"/>
    </style:style>
    <style:style style:name="T61" style:family="text">
      <style:text-properties fo:font-style="normal" officeooo:rsid="03753769" style:font-style-asian="normal" style:font-style-complex="normal"/>
    </style:style>
    <style:style style:name="T62" style:family="text">
      <style:text-properties fo:font-style="normal" officeooo:rsid="03768d01" style:font-style-asian="normal" style:font-style-complex="normal"/>
    </style:style>
    <style:style style:name="T63" style:family="text">
      <style:text-properties fo:font-style="normal" officeooo:rsid="0377aa1d" style:font-style-asian="normal" style:font-style-complex="normal"/>
    </style:style>
    <style:style style:name="T64" style:family="text">
      <style:text-properties fo:font-style="normal" officeooo:rsid="037849bb" style:font-style-asian="normal" style:font-style-complex="normal"/>
    </style:style>
    <style:style style:name="T65" style:family="text">
      <style:text-properties fo:font-style="normal" officeooo:rsid="03793189" style:font-style-asian="normal" style:font-style-complex="normal"/>
    </style:style>
    <style:style style:name="T66" style:family="text">
      <style:text-properties fo:font-style="normal" officeooo:rsid="037a6f96" style:font-style-asian="normal" style:font-style-complex="normal"/>
    </style:style>
    <style:style style:name="T67" style:family="text">
      <style:text-properties fo:font-style="normal" officeooo:rsid="037be7db" style:font-style-asian="normal" style:font-style-complex="normal"/>
    </style:style>
    <style:style style:name="T68" style:family="text">
      <style:text-properties fo:font-style="normal" officeooo:rsid="037d5875" style:font-style-asian="normal" style:font-style-complex="normal"/>
    </style:style>
    <style:style style:name="T69" style:family="text">
      <style:text-properties fo:font-style="normal" officeooo:rsid="037efe57" style:font-style-asian="normal" style:font-style-complex="normal"/>
    </style:style>
    <style:style style:name="T70" style:family="text">
      <style:text-properties fo:font-style="normal" officeooo:rsid="03805d85" style:font-style-asian="normal" style:font-style-complex="normal"/>
    </style:style>
    <style:style style:name="T71" style:family="text">
      <style:text-properties fo:font-style="normal" officeooo:rsid="0381a5bd" style:font-style-asian="normal" style:font-style-complex="normal"/>
    </style:style>
    <style:style style:name="T72" style:family="text">
      <style:text-properties fo:font-style="normal" officeooo:rsid="0382ee0d" style:font-style-asian="normal" style:font-style-complex="normal"/>
    </style:style>
    <style:style style:name="T73" style:family="text">
      <style:text-properties fo:font-style="normal" officeooo:rsid="03838feb" style:font-style-asian="normal" style:font-style-complex="normal"/>
    </style:style>
    <style:style style:name="T74" style:family="text">
      <style:text-properties fo:font-style="normal" officeooo:rsid="0384b14c" style:font-style-asian="normal" style:font-style-complex="normal"/>
    </style:style>
    <style:style style:name="T75" style:family="text">
      <style:text-properties fo:font-style="normal" officeooo:rsid="0385d113" style:font-style-asian="normal" style:font-style-complex="normal"/>
    </style:style>
    <style:style style:name="T76" style:family="text">
      <style:text-properties fo:font-style="normal" officeooo:rsid="0386c064" style:font-style-asian="normal" style:font-style-complex="normal"/>
    </style:style>
    <style:style style:name="T77" style:family="text">
      <style:text-properties fo:font-style="normal" officeooo:rsid="0386e9fb" style:font-style-asian="normal" style:font-style-complex="normal"/>
    </style:style>
    <style:style style:name="T78" style:family="text">
      <style:text-properties fo:font-style="normal" officeooo:rsid="038822d3" style:font-style-asian="normal" style:font-style-complex="normal"/>
    </style:style>
    <style:style style:name="T79" style:family="text">
      <style:text-properties fo:font-style="normal" officeooo:rsid="038a14c1" style:font-style-asian="normal" style:font-style-complex="normal"/>
    </style:style>
    <style:style style:name="T80" style:family="text">
      <style:text-properties fo:font-style="normal" officeooo:rsid="038c0579" style:font-style-asian="normal" style:font-style-complex="normal"/>
    </style:style>
    <style:style style:name="T81" style:family="text">
      <style:text-properties fo:font-style="normal" officeooo:rsid="038cd1fd" style:font-style-asian="normal" style:font-style-complex="normal"/>
    </style:style>
    <style:style style:name="T82" style:family="text">
      <style:text-properties fo:font-style="normal" officeooo:rsid="038d3358" style:font-style-asian="normal" style:font-style-complex="normal"/>
    </style:style>
    <style:style style:name="T83" style:family="text">
      <style:text-properties fo:font-style="normal" officeooo:rsid="038df928" style:font-style-asian="normal" style:font-style-complex="normal"/>
    </style:style>
    <style:style style:name="T84" style:family="text">
      <style:text-properties fo:font-style="normal" officeooo:rsid="038fce4d" style:font-style-asian="normal" style:font-style-complex="normal"/>
    </style:style>
    <style:style style:name="T85" style:family="text">
      <style:text-properties fo:font-style="normal" officeooo:rsid="03910150" style:font-style-asian="normal" style:font-style-complex="normal"/>
    </style:style>
    <style:style style:name="T86" style:family="text">
      <style:text-properties fo:font-style="normal" officeooo:rsid="0391f77e" style:font-style-asian="normal" style:font-style-complex="normal"/>
    </style:style>
    <style:style style:name="T87" style:family="text">
      <style:text-properties fo:font-style="normal" officeooo:rsid="039205be" style:font-style-asian="normal" style:font-style-complex="normal"/>
    </style:style>
    <style:style style:name="T88" style:family="text">
      <style:text-properties fo:font-style="normal" officeooo:rsid="0393b487" style:font-style-asian="normal" style:font-style-complex="normal"/>
    </style:style>
    <style:style style:name="T89" style:family="text">
      <style:text-properties fo:font-style="normal" officeooo:rsid="039405a0" style:font-style-asian="normal" style:font-style-complex="normal"/>
    </style:style>
    <style:style style:name="T90" style:family="text">
      <style:text-properties fo:font-style="normal" officeooo:rsid="03953eef" style:font-style-asian="normal" style:font-style-complex="normal"/>
    </style:style>
    <style:style style:name="T91" style:family="text">
      <style:text-properties fo:font-style="normal" officeooo:rsid="0395ef8c" style:font-style-asian="normal" style:font-style-complex="normal"/>
    </style:style>
    <style:style style:name="T92" style:family="text">
      <style:text-properties fo:font-style="normal" officeooo:rsid="03967704" style:font-style-asian="normal" style:font-style-complex="normal"/>
    </style:style>
    <style:style style:name="T93" style:family="text">
      <style:text-properties fo:font-style="normal" officeooo:rsid="03969eae" style:font-style-asian="normal" style:font-style-complex="normal"/>
    </style:style>
    <style:style style:name="T94" style:family="text">
      <style:text-properties fo:font-style="normal" officeooo:rsid="03976281" style:font-style-asian="normal" style:font-style-complex="normal"/>
    </style:style>
    <style:style style:name="T95" style:family="text">
      <style:text-properties fo:font-style="normal" officeooo:rsid="0398e79d" style:font-style-asian="normal" style:font-style-complex="normal"/>
    </style:style>
    <style:style style:name="T96" style:family="text">
      <style:text-properties fo:font-style="normal" officeooo:rsid="0399847e" style:font-style-asian="normal" style:font-style-complex="normal"/>
    </style:style>
    <style:style style:name="T97" style:family="text">
      <style:text-properties fo:font-style="normal" officeooo:rsid="039b4823" style:font-style-asian="normal" style:font-style-complex="normal"/>
    </style:style>
    <style:style style:name="T98" style:family="text">
      <style:text-properties fo:font-style="normal" officeooo:rsid="039bc0e7" style:font-style-asian="normal" style:font-style-complex="normal"/>
    </style:style>
    <style:style style:name="T99" style:family="text">
      <style:text-properties fo:font-style="normal" officeooo:rsid="039daf1e" style:font-style-asian="normal" style:font-style-complex="normal"/>
    </style:style>
    <style:style style:name="T100" style:family="text">
      <style:text-properties fo:font-style="normal" officeooo:rsid="039ecac2" style:font-style-asian="normal" style:font-style-complex="normal"/>
    </style:style>
    <style:style style:name="T101" style:family="text">
      <style:text-properties fo:font-style="normal" officeooo:rsid="039f0bb5" style:font-style-asian="normal" style:font-style-complex="normal"/>
    </style:style>
    <style:style style:name="T102" style:family="text">
      <style:text-properties fo:font-style="normal" officeooo:rsid="03a0099f" style:font-style-asian="normal" style:font-style-complex="normal"/>
    </style:style>
    <style:style style:name="T103" style:family="text">
      <style:text-properties fo:font-style="normal" officeooo:rsid="03a08213" style:font-style-asian="normal" style:font-style-complex="normal"/>
    </style:style>
    <style:style style:name="T104" style:family="text">
      <style:text-properties fo:font-style="normal" officeooo:rsid="03a26d85" style:font-style-asian="normal" style:font-style-complex="normal"/>
    </style:style>
    <style:style style:name="T105" style:family="text">
      <style:text-properties fo:font-style="normal" officeooo:rsid="03a3f102" style:font-style-asian="normal" style:font-style-complex="normal"/>
    </style:style>
    <style:style style:name="T106" style:family="text">
      <style:text-properties fo:font-style="normal" officeooo:rsid="03a4f3d7" style:font-style-asian="normal" style:font-style-complex="normal"/>
    </style:style>
    <style:style style:name="T107" style:family="text">
      <style:text-properties fo:font-style="normal" officeooo:rsid="03a528bc" style:font-style-asian="normal" style:font-style-complex="normal"/>
    </style:style>
    <style:style style:name="T108" style:family="text">
      <style:text-properties fo:font-style="normal" officeooo:rsid="03a52c9d" style:font-style-asian="normal" style:font-style-complex="normal"/>
    </style:style>
    <style:style style:name="T109" style:family="text">
      <style:text-properties fo:font-style="normal" officeooo:rsid="03a53ebe" style:font-style-asian="normal" style:font-style-complex="normal"/>
    </style:style>
    <style:style style:name="T110" style:family="text">
      <style:text-properties fo:font-style="normal" officeooo:rsid="03a55697" style:font-style-asian="normal" style:font-style-complex="normal"/>
    </style:style>
    <style:style style:name="T111" style:family="text">
      <style:text-properties fo:font-style="normal" officeooo:rsid="03a56093" style:font-style-asian="normal" style:font-style-complex="normal"/>
    </style:style>
    <style:style style:name="T112" style:family="text">
      <style:text-properties fo:font-style="normal" officeooo:rsid="03a61026" style:font-style-asian="normal" style:font-style-complex="normal"/>
    </style:style>
    <style:style style:name="T113" style:family="text">
      <style:text-properties fo:font-style="normal" officeooo:rsid="03a7a8ee" style:font-style-asian="normal" style:font-style-complex="normal"/>
    </style:style>
    <style:style style:name="T114" style:family="text">
      <style:text-properties fo:font-style="normal" officeooo:rsid="03a9a788" style:font-style-asian="normal" style:font-style-complex="normal"/>
    </style:style>
    <style:style style:name="T115" style:family="text">
      <style:text-properties fo:font-style="normal" officeooo:rsid="03aa1a74" style:font-style-asian="normal" style:font-style-complex="normal"/>
    </style:style>
    <style:style style:name="T116" style:family="text">
      <style:text-properties fo:font-style="normal" officeooo:rsid="03aa6d8d" style:font-style-asian="normal" style:font-style-complex="normal"/>
    </style:style>
    <style:style style:name="T117" style:family="text">
      <style:text-properties fo:font-style="normal" officeooo:rsid="03ab16f4" style:font-style-asian="normal" style:font-style-complex="normal"/>
    </style:style>
    <style:style style:name="T118" style:family="text">
      <style:text-properties fo:font-style="normal" officeooo:rsid="03ac1307" style:font-style-asian="normal" style:font-style-complex="normal"/>
    </style:style>
    <style:style style:name="T119" style:family="text">
      <style:text-properties fo:font-style="normal" officeooo:rsid="03ad4e37" style:font-style-asian="normal" style:font-style-complex="normal"/>
    </style:style>
    <style:style style:name="T120" style:family="text">
      <style:text-properties fo:font-style="normal" officeooo:rsid="03adcd71" style:font-style-asian="normal" style:font-style-complex="normal"/>
    </style:style>
    <style:style style:name="T121" style:family="text">
      <style:text-properties fo:font-style="normal" officeooo:rsid="03af35c7" style:font-style-asian="normal" style:font-style-complex="normal"/>
    </style:style>
    <style:style style:name="T122" style:family="text">
      <style:text-properties fo:font-style="normal" officeooo:rsid="03af35cd" style:font-style-asian="normal" style:font-style-complex="normal"/>
    </style:style>
    <style:style style:name="T123" style:family="text">
      <style:text-properties fo:font-style="normal" officeooo:rsid="03af4cc3" style:font-style-asian="normal" style:font-style-complex="normal"/>
    </style:style>
    <style:style style:name="T124" style:family="text">
      <style:text-properties fo:font-style="normal" officeooo:rsid="03b12750" style:font-style-asian="normal" style:font-style-complex="normal"/>
    </style:style>
    <style:style style:name="T125" style:family="text">
      <style:text-properties fo:font-style="normal" officeooo:rsid="03b14c0b" style:font-style-asian="normal" style:font-style-complex="normal"/>
    </style:style>
    <style:style style:name="T126" style:family="text">
      <style:text-properties fo:font-style="normal" officeooo:rsid="03b32a27" style:font-style-asian="normal" style:font-style-complex="normal"/>
    </style:style>
    <style:style style:name="T127" style:family="text">
      <style:text-properties fo:font-style="normal" officeooo:rsid="03b3bc06" style:font-style-asian="normal" style:font-style-complex="normal"/>
    </style:style>
    <style:style style:name="T128" style:family="text">
      <style:text-properties fo:font-style="normal" officeooo:rsid="03b58d8a" style:font-style-asian="normal" style:font-style-complex="normal"/>
    </style:style>
    <style:style style:name="T129" style:family="text">
      <style:text-properties fo:font-style="normal" officeooo:rsid="03b6264a" style:font-style-asian="normal" style:font-style-complex="normal"/>
    </style:style>
    <style:style style:name="T130" style:family="text">
      <style:text-properties fo:font-style="normal" officeooo:rsid="03b6b0fc" style:font-style-asian="normal" style:font-style-complex="normal"/>
    </style:style>
    <style:style style:name="T131" style:family="text">
      <style:text-properties fo:font-style="normal" officeooo:rsid="03b8a381" style:font-style-asian="normal" style:font-style-complex="normal"/>
    </style:style>
    <style:style style:name="T132" style:family="text">
      <style:text-properties fo:font-style="normal" officeooo:rsid="03ba5b22" style:font-style-asian="normal" style:font-style-complex="normal"/>
    </style:style>
    <style:style style:name="T133" style:family="text">
      <style:text-properties fo:font-style="normal" officeooo:rsid="03bade1e" style:font-style-asian="normal" style:font-style-complex="normal"/>
    </style:style>
    <style:style style:name="T134" style:family="text">
      <style:text-properties fo:font-style="normal" officeooo:rsid="03bc053b" style:font-style-asian="normal" style:font-style-complex="normal"/>
    </style:style>
    <style:style style:name="T135" style:family="text">
      <style:text-properties fo:font-style="normal" officeooo:rsid="03bc3583" style:font-style-asian="normal" style:font-style-complex="normal"/>
    </style:style>
    <style:style style:name="T136" style:family="text">
      <style:text-properties fo:font-style="normal" officeooo:rsid="03bd0163" style:font-style-asian="normal" style:font-style-complex="normal"/>
    </style:style>
    <style:style style:name="T137" style:family="text">
      <style:text-properties fo:font-style="normal" officeooo:rsid="03bd701e" style:font-style-asian="normal" style:font-style-complex="normal"/>
    </style:style>
    <style:style style:name="T138" style:family="text">
      <style:text-properties fo:font-style="normal" officeooo:rsid="03bd7f25" style:font-style-asian="normal" style:font-style-complex="normal"/>
    </style:style>
    <style:style style:name="T139" style:family="text">
      <style:text-properties fo:font-style="normal" officeooo:rsid="03bdeb07" style:font-style-asian="normal" style:font-style-complex="normal"/>
    </style:style>
    <style:style style:name="T140" style:family="text">
      <style:text-properties fo:font-style="normal" officeooo:rsid="03becd17" style:font-style-asian="normal" style:font-style-complex="normal"/>
    </style:style>
    <style:style style:name="T141" style:family="text">
      <style:text-properties fo:font-style="normal" officeooo:rsid="03bf8e24" style:font-style-asian="normal" style:font-style-complex="normal"/>
    </style:style>
    <style:style style:name="T142" style:family="text">
      <style:text-properties fo:font-style="normal" officeooo:rsid="03c18c08" style:font-style-asian="normal" style:font-style-complex="normal"/>
    </style:style>
    <style:style style:name="T143" style:family="text">
      <style:text-properties fo:font-style="normal" officeooo:rsid="03c19d62" style:font-style-asian="normal" style:font-style-complex="normal"/>
    </style:style>
    <style:style style:name="T144" style:family="text">
      <style:text-properties fo:font-style="normal" officeooo:rsid="03c356ab" style:font-style-asian="normal" style:font-style-complex="normal"/>
    </style:style>
    <style:style style:name="T145" style:family="text">
      <style:text-properties fo:font-style="normal" officeooo:rsid="03c53e1c" style:font-style-asian="normal" style:font-style-complex="normal"/>
    </style:style>
    <style:style style:name="T146" style:family="text">
      <style:text-properties fo:font-style="normal" officeooo:rsid="03c69ed8" style:font-style-asian="normal" style:font-style-complex="normal"/>
    </style:style>
    <style:style style:name="T147" style:family="text">
      <style:text-properties fo:font-style="normal" officeooo:rsid="03c89279" style:font-style-asian="normal" style:font-style-complex="normal"/>
    </style:style>
    <style:style style:name="T148" style:family="text">
      <style:text-properties fo:font-style="normal" officeooo:rsid="03c98e7e" style:font-style-asian="normal" style:font-style-complex="normal"/>
    </style:style>
    <style:style style:name="T149" style:family="text">
      <style:text-properties fo:font-style="normal" officeooo:rsid="03ca455f" style:font-style-asian="normal" style:font-style-complex="normal"/>
    </style:style>
    <style:style style:name="T150" style:family="text">
      <style:text-properties fo:font-style="normal" officeooo:rsid="03cb7f66" style:font-style-asian="normal" style:font-style-complex="normal"/>
    </style:style>
    <style:style style:name="T151" style:family="text">
      <style:text-properties fo:font-style="normal" officeooo:rsid="03cc22e1" style:font-style-asian="normal" style:font-style-complex="normal"/>
    </style:style>
    <style:style style:name="T152" style:family="text">
      <style:text-properties fo:font-style="normal" officeooo:rsid="03cd4d49" style:font-style-asian="normal" style:font-style-complex="normal"/>
    </style:style>
    <style:style style:name="T153" style:family="text">
      <style:text-properties fo:font-style="normal" officeooo:rsid="03cf3913" style:font-style-asian="normal" style:font-style-complex="normal"/>
    </style:style>
    <style:style style:name="T154" style:family="text">
      <style:text-properties fo:font-style="normal" officeooo:rsid="03d132e1" style:font-style-asian="normal" style:font-style-complex="normal"/>
    </style:style>
    <style:style style:name="T155" style:family="text">
      <style:text-properties fo:font-style="normal" officeooo:rsid="03d14977" style:font-style-asian="normal" style:font-style-complex="normal"/>
    </style:style>
    <style:style style:name="T156" style:family="text">
      <style:text-properties fo:font-style="normal" officeooo:rsid="03d2a736" style:font-style-asian="normal" style:font-style-complex="normal"/>
    </style:style>
    <style:style style:name="T157" style:family="text">
      <style:text-properties fo:font-style="normal" officeooo:rsid="03d338d3" style:font-style-asian="normal" style:font-style-complex="normal"/>
    </style:style>
    <style:style style:name="T158" style:family="text">
      <style:text-properties fo:font-style="normal" officeooo:rsid="03d3c8fb" style:font-style-asian="normal" style:font-style-complex="normal"/>
    </style:style>
    <style:style style:name="T159" style:family="text">
      <style:text-properties fo:font-style="normal" officeooo:rsid="03d3d402" style:font-style-asian="normal" style:font-style-complex="normal"/>
    </style:style>
    <style:style style:name="T160" style:family="text">
      <style:text-properties fo:font-style="normal" officeooo:rsid="03d4c753" style:font-style-asian="normal" style:font-style-complex="normal"/>
    </style:style>
    <style:style style:name="T161" style:family="text">
      <style:text-properties fo:font-style="normal" officeooo:rsid="03d648b5" style:font-style-asian="normal" style:font-style-complex="normal"/>
    </style:style>
    <style:style style:name="T162" style:family="text">
      <style:text-properties fo:font-style="normal" officeooo:rsid="03d791a5" style:font-style-asian="normal" style:font-style-complex="normal"/>
    </style:style>
    <style:style style:name="T163" style:family="text">
      <style:text-properties fo:font-style="normal" officeooo:rsid="03d94e21" style:font-style-asian="normal" style:font-style-complex="normal"/>
    </style:style>
    <style:style style:name="T164" style:family="text">
      <style:text-properties fo:font-style="normal" officeooo:rsid="03d96a01" style:font-style-asian="normal" style:font-style-complex="normal"/>
    </style:style>
    <style:style style:name="T165" style:family="text">
      <style:text-properties fo:font-style="normal" officeooo:rsid="03db2ac9" style:font-style-asian="normal" style:font-style-complex="normal"/>
    </style:style>
    <style:style style:name="T166" style:family="text">
      <style:text-properties fo:font-style="normal" officeooo:rsid="03dbd3a6" style:font-style-asian="normal" style:font-style-complex="normal"/>
    </style:style>
    <style:style style:name="T167" style:family="text">
      <style:text-properties fo:font-style="normal" officeooo:rsid="03dca4f1" style:font-style-asian="normal" style:font-style-complex="normal"/>
    </style:style>
    <style:style style:name="T168" style:family="text">
      <style:text-properties fo:font-style="normal" officeooo:rsid="03dd63b2" style:font-style-asian="normal" style:font-style-complex="normal"/>
    </style:style>
    <style:style style:name="T169" style:family="text">
      <style:text-properties fo:font-style="normal" officeooo:rsid="03dee39e" style:font-style-asian="normal" style:font-style-complex="normal"/>
    </style:style>
    <style:style style:name="T170" style:family="text">
      <style:text-properties officeooo:rsid="000a14f6"/>
    </style:style>
    <style:style style:name="T171" style:family="text">
      <style:text-properties officeooo:rsid="005714b7"/>
    </style:style>
    <style:style style:name="T172" style:family="text">
      <style:text-properties officeooo:rsid="00880dbe"/>
    </style:style>
    <style:style style:name="T173" style:family="text">
      <style:text-properties officeooo:rsid="007c6d62"/>
    </style:style>
    <style:style style:name="T174" style:family="text">
      <style:text-properties officeooo:rsid="00836784"/>
    </style:style>
    <style:style style:name="T175" style:family="text">
      <style:text-properties officeooo:rsid="01e21ff5"/>
    </style:style>
    <style:style style:name="T176" style:family="text">
      <style:text-properties officeooo:rsid="0233449b"/>
    </style:style>
    <style:style style:name="T177" style:family="text">
      <style:text-properties officeooo:rsid="02317916"/>
    </style:style>
    <style:style style:name="T178" style:family="text">
      <style:text-properties officeooo:rsid="023d18e5"/>
    </style:style>
    <style:style style:name="T179" style:family="text">
      <style:text-properties officeooo:rsid="02867bcd"/>
    </style:style>
    <style:style style:name="T180" style:family="text">
      <style:text-properties officeooo:rsid="0063a409"/>
    </style:style>
    <style:style style:name="T181" style:family="text">
      <style:text-properties style:font-name="EB Garamond 12 All SC" fo:font-style="normal" officeooo:rsid="032f4d78" style:font-style-asian="normal" style:font-style-complex="normal"/>
    </style:style>
    <style:style style:name="T182" style:family="text">
      <style:text-properties style:font-name="EB Garamond 12 All SC" fo:font-style="normal" officeooo:rsid="033d7c9b" style:font-style-asian="normal" style:font-style-complex="normal"/>
    </style:style>
    <style:style style:name="T183" style:family="text">
      <style:text-properties style:font-name="EB Garamond 12 All SC" fo:font-style="normal" officeooo:rsid="033e9fb4" style:font-style-asian="normal" style:font-style-complex="normal"/>
    </style:style>
    <style:style style:name="T184" style:family="text">
      <style:text-properties officeooo:rsid="0340943a"/>
    </style:style>
    <style:style style:name="T185" style:family="text">
      <style:text-properties officeooo:rsid="0342108c"/>
    </style:style>
    <style:style style:name="T186" style:family="text">
      <style:text-properties officeooo:rsid="03430102"/>
    </style:style>
    <style:style style:name="T187" style:family="text">
      <style:text-properties officeooo:rsid="03432058"/>
    </style:style>
    <style:style style:name="T188" style:family="text">
      <style:text-properties officeooo:rsid="0344d082"/>
    </style:style>
    <style:style style:name="T189" style:family="text">
      <style:text-properties officeooo:rsid="034a2232"/>
    </style:style>
    <style:style style:name="T190" style:family="text">
      <style:text-properties officeooo:rsid="034f9051"/>
    </style:style>
    <style:style style:name="T191" style:family="text">
      <style:text-properties officeooo:rsid="0350d3c0"/>
    </style:style>
    <style:style style:name="T192" style:family="text">
      <style:text-properties officeooo:rsid="03529f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Skala, 201<text:span text:style-name="T179">8</text:span></text:p>
      <text:p text:style-name="P27"/>
      <text:p text:style-name="P27"/>
      <text:p text:style-name="P23">© 201<text:span text:style-name="T179">8</text:span> by Wolfgang Skala. This edition is licensed under the<text:span text:style-name="T189"><text:line-break/></text:span>Creative Commons Attribution<text:span text:style-name="T172">-NonCommercial-ShareAlike</text:span> 4.0 International License.<text:span text:style-name="T189"><text:line-break/></text:span>To view a copy of this license, visit http://creativecommons.org/licenses/by<text:span text:style-name="T173">-nc-sa</text:span>/4.0/.</text:p>
      <text:p text:style-name="P22"/>
      <text:p text:style-name="P24">Music engraving by LilyPond 2.18.0 (http://www.lilypond.org).<text:span text:style-name="T171"><text:line-break/>Front matter</text:span> typeset with EB Garamond (http://www.georgduffner.at/ebgaramond).</text:p>
      <text:p text:style-name="P27"/>
      <text:p text:style-name="P21">First <text:span text:style-name="T175">version</text:span>, <text:span text:style-name="T184">March 2018</text:span></text:p>
      <text:p text:style-name="P36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<text:span text:style-name="T15">of the </text:span><text:span text:style-name="T3">M</text:span><text:span text:style-name="T5">i</text:span><text:span text:style-name="T4">ssa </text:span><text:span text:style-name="T5">Immaculatae </text:span><text:span text:style-name="T4">Conce</text:span><text:span text:style-name="T5">ptionis Beata</text:span><text:span text:style-name="T33">[</text:span><text:span text:style-name="T5">e</text:span><text:span text:style-name="T33">]</text:span><text:span text:style-name="T5"> Mariae Virginis</text:span><text:span text:style-name="T15"> </text:span>bases upon <text:span text:style-name="T18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6">id426603176</text:span> (siglum Mus.297<text:span text:style-name="T190">9</text:span>-D-<text:span text:style-name="T190">3</text:span>).</text:p>
      <text:p text:style-name="P5"/>
      <text:p text:style-name="P7">In general, this edition closely follows the autograph. Any changes <text:span text:style-name="T170">that were introduced </text:span>by the editor are indicated by italic type (dynamics and <text:span text:style-name="T16">directions</text:span>), parentheses<text:span text:style-name="T16"> (expressive marks)</text:span> or dashes (slurs and ties)<text:span text:style-name="T1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9">k y r i e</text:p>
      <text:p text:style-name="P8"/>
      <text:p text:style-name="P15"><text:span text:style-name="T1">Bar<text:tab/>Staff<text:tab/>Note</text:span><text:span text:style-name="T2"><text:line-break/></text:span><text:span text:style-name="T34">1ff</text:span><text:span text:style-name="T20"><text:tab/></text:span><text:span text:style-name="T22">–</text:span><text:span text:style-name="T18"><text:note text:id="ftn1" text:note-class="footnote"><text:note-citation>1</text:note-citation><text:note-body><text:p text:style-name="P33">Abbreviations: A, alto; B, bass;<text:span text:style-name="T178"> clno, clarino; Ms, manuscript; o</text:span>rg, basses and organ; <text:span text:style-name="T178">r, rest;</text:span> S,<text:span text:style-name="T191"> </text:span>soprano; T<text:span text:style-name="T174">, </text:span>tenor; <text:span text:style-name="T192">timp, timpanos; trb, trombone; vl</text:span>, violin.</text:p></text:note-body></text:note></text:span><text:span text:style-name="T20"><text:tab/></text:span><text:span text:style-name="T34">Bass figures missing throughout the Ms.</text:span><text:span text:style-name="T36"><text:line-break/></text:span><text:span text:style-name="T40">9<text:tab/>timp<text:tab/>3rd quarter in Ms: G<text:line-break/></text:span><text:span text:style-name="T38">11<text:tab/>clno 2<text:tab/>6th eighth in Ms: d″8<text:line-break/></text:span><text:span text:style-name="T37">12<text:tab/>clno 1<text:tab/>1st quarter in Ms: a′4<text:line-break/></text:span><text:span text:style-name="T39">15<text:tab/>clno 2<text:tab/>3rd quarter in Ms: c″4<text:line-break/></text:span><text:span text:style-name="T36">16<text:tab/>vl 1<text:tab/>10th/22nd sixteenth in Ms: d″16/e″16<text:line-break/>17<text:tab/>vl 1<text:tab/>10th/22nd sixteenth in Ms: f″16/g″16</text:span><text:span text:style-name="T35"><text:line-break/>20<text:tab/>T<text:tab/>last quarter in Ms: c′8–d′8</text:span><text:span text:style-name="T41"><text:line-break/><text:line-break/></text:span><text:span text:style-name="T42">48<text:tab/>org<text:tab/>4th eighth in Ms: f8<text:line-break/></text:span><text:span text:style-name="T41">51<text:tab/>vl 2<text:tab/></text:span><text:span text:style-name="T43">2nd half of bar</text:span><text:span text:style-name="T41"> in Ms: a8</text:span><text:span text:style-name="T43">–b8–c′8–a8</text:span><text:span text:style-name="T41"><text:line-break/><text:line-break/><text:line-break/> </text:span></text:p>
      <text:p text:style-name="P30">g l o r i a</text:p>
      <text:p text:style-name="P9"/>
      <text:p text:style-name="P16"><text:span text:style-name="T1">Bar<text:tab/>Staff<text:tab/>Note</text:span><text:span text:style-name="T2"><text:line-break/></text:span><text:span text:style-name="T56">2<text:tab/>vl 2<text:tab/>2nd half of bar in Ms: c″2–r4</text:span><text:span text:style-name="T60"><text:line-break/>7f<text:tab/>vl 2<text:tab/>last eighth to bar 8, 1st quarter: g′8–g′4</text:span><text:span text:style-name="T57"><text:line-break/>9<text:tab/>vl 2<text:tab/>2nd/3rd quarter in Ms: g′8–g′8–g′8–g′8</text:span><text:span text:style-name="T7"><text:line-break/></text:span><text:span text:style-name="T50">10<text:tab/>vl 1<text:tab/>2nd</text:span><text:span text:style-name="T51"> to 4th</text:span><text:span text:style-name="T50"> quarter in Ms: b′8–g″8–a′8–b′8</text:span><text:span text:style-name="T51">– </text:span><text:span text:style-name="T50">b′</text:span><text:span text:style-name="T51">4</text:span><text:span text:style-name="T63"><text:line-break/>13<text:tab/>clno 2<text:tab/>1st quarter in Ms: d″4</text:span><text:span text:style-name="T52"><text:line-break/>13<text:tab/>vl 1<text:tab/>3rd eighth in Ms: e′8</text:span><text:span text:style-name="T58"><text:line-break/>13<text:tab/>vl 2<text:tab/>1st half of bar in Ms: d″4–c″8–b′8–c″4</text:span><text:span text:style-name="T6"><text:line-break/></text:span><text:span text:style-name="T44">13<text:tab/>A<text:tab/>2nd eighth in Ms: g′</text:span><text:span text:style-name="T53"><text:line-break/></text:span><text:span text:style-name="T52">1</text:span><text:span text:style-name="T53">5</text:span><text:span text:style-name="T52"><text:tab/>vl 1<text:tab/>3rd eighth in Ms: e′8</text:span><text:span text:style-name="T45"><text:line-break/></text:span><text:span text:style-name="T49">15<text:tab/>T<text:tab/>2nd quarter in Ms: d′4<text:line-break/></text:span><text:span text:style-name="T45">18<text:tab/>T<text:tab/>3rd quarter in Ms: b8–d′8</text:span><text:span text:style-name="T48"><text:line-break/></text:span><text:span text:style-name="T62">19<text:tab/>clno 1<text:tab/>2nd quarter in Ms: g″4<text:line-break/></text:span><text:span text:style-name="T48">19<text:tab/>B<text:tab/>2nd quarter in Ms: g8–r8</text:span><text:span text:style-name="T54"><text:line-break/>21</text:span><text:span text:style-name="T55">f</text:span><text:span text:style-name="T54"><text:tab/>vl 1<text:tab/></text:span><text:span text:style-name="T59">2nd half to</text:span><text:span text:style-name="T55"> bar 22, 1st</text:span><text:span text:style-name="T54"> quarter in Ms: e″4–g″4</text:span><text:span text:style-name="T55">– </text:span><text:span text:style-name="T54">e″4</text:span><text:span text:style-name="T61"><text:line-break/>22f<text:tab/></text:span><text:span text:style-name="T64">org</text:span><text:span text:style-name="T61"><text:tab/>last quarter to bar 23, 2nd quarter:<text:line-break/><text:tab/><text:tab/>b8–c′16–d′16–e′8–e′8–e′8–g′8</text:span><text:span text:style-name="T46"><text:line-break/>22<text:tab/>T<text:tab/>1st half of bar in Ms: e′2–r4</text:span><text:span text:style-name="T47"><text:line-break/></text:span><text:span text:style-name="T65"><text:line-break/></text:span><text:span text:style-name="T47">27<text:tab/>T<text:tab/>last eighth in M</text:span><text:span text:style-name="T67">s</text:span><text:span text:style-name="T47">: c′8</text:span><text:span text:style-name="T67"><text:line-break/>30<text:tab/>vl 1<text:tab/>1st eighth in Ms: a″8</text:span><text:span text:style-name="T68"><text:line-break/>34<text:tab/></text:span><text:span text:style-name="T67">vl 1<text:tab/>1st eighth in Ms: </text:span><text:span text:style-name="T68">f′</text:span><text:span text:style-name="T67">8</text:span><text:span text:style-name="T71"><text:line-break/>35<text:tab/>org<text:tab/>6th eighth in Ms: f8</text:span><text:span text:style-name="T72"><text:line-break/>41<text:tab/>vl 2<text:tab/>2nd quarter in Ms: f′8–d″8</text:span><text:span text:style-name="T66"><text:line-break/>45<text:tab/>org<text:tab/>12th sixteenth in Ms: Bes16</text:span><text:span text:style-name="T73"><text:line-break/>49<text:tab/>vl 1<text:tab/>4th sixteenth in Ms: e′16</text:span><text:span text:style-name="T69"><text:line-break/>50<text:tab/>vl 1<text:tab/>2rd quarter in Ms: g′16–c″16–e″16–g″16</text:span><text:span text:style-name="T70"><text:line-break/>56<text:tab/>vl 1<text:tab/></text:span><text:span text:style-name="T75">6</text:span><text:span text:style-name="T70">th</text:span><text:span text:style-name="T75"> to 8th</text:span><text:span text:style-name="T70"> sixteenth in Ms: </text:span><text:span text:style-name="T75">e</text:span><text:span text:style-name="T70">″16</text:span><text:span text:style-name="T75">–</text:span><text:span text:style-name="T70">c″16</text:span><text:span text:style-name="T75">–</text:span><text:span text:style-name="T70">c″16</text:span><text:span text:style-name="T75">;<text:line-break/><text:tab/><text:tab/>14</text:span><text:span text:style-name="T70">th</text:span><text:span text:style-name="T75"> to 16th</text:span><text:span text:style-name="T70"> sixteenth in Ms: </text:span><text:span text:style-name="T75">d</text:span><text:span text:style-name="T70">″16</text:span><text:span text:style-name="T75">–b′</text:span><text:span text:style-name="T70">16</text:span><text:span text:style-name="T75">–d</text:span><text:span text:style-name="T70">″16</text:span><text:span text:style-name="T74"><text:line-break/>58<text:tab/>vl 2<text:tab/>5th eighth in Ms: f′8</text:span><text:span text:style-name="T76"><text:line-break/></text:span><text:soft-page-break/><text:span text:style-name="T76">78<text:tab/>vl 2<text:tab/></text:span><text:span text:style-name="T75">14</text:span><text:span text:style-name="T70">th</text:span><text:span text:style-name="T75"> to 16th</text:span><text:span text:style-name="T70"> sixteenth in Ms: </text:span><text:span text:style-name="T76">c</text:span><text:span text:style-name="T70">″</text:span><text:span text:style-name="T75">16–</text:span><text:span text:style-name="T76">a</text:span><text:span text:style-name="T70">′</text:span><text:span text:style-name="T75">16</text:span><text:span text:style-name="T70">–</text:span><text:span text:style-name="T76">c</text:span><text:span text:style-name="T70">″</text:span><text:span text:style-name="T23">16</text:span><text:span text:style-name="T77"><text:line-break/><text:line-break/>87<text:tab/>A<text:tab/>last half note in Ms: g′2</text:span><text:span text:style-name="T79"><text:line-break/></text:span><text:span text:style-name="T88">97<text:tab/>vl 2<text:tab/>last quarter in Ms: b′4<text:line-break/></text:span><text:span text:style-name="T79">104<text:tab/>org<text:tab/>last quarter in Ms: b8</text:span><text:span text:style-name="T80"><text:line-break/>109<text:tab/>T<text:tab/>last half note ion Ms: c′2</text:span><text:span text:style-name="T78"><text:line-break/>130<text:tab/></text:span><text:span text:style-name="T81">B, </text:span><text:span text:style-name="T78">org<text:tab/>2rd half note in Ms: F2</text:span><text:span text:style-name="T83"><text:line-break/>131<text:tab/></text:span><text:span text:style-name="T89">vl 2, </text:span><text:span text:style-name="T83">S<text:tab/></text:span><text:span text:style-name="T82">2nd half of bar in Ms: </text:span><text:span text:style-name="T85">d″2–c″4–b′</text:span><text:span text:style-name="T82"><text:line-break/>131<text:tab/>A<text:tab/></text:span><text:span text:style-name="T84">1st</text:span><text:span text:style-name="T82"> half of bar in Ms: a′1</text:span><text:span text:style-name="T86"><text:line-break/>131<text:tab/>T<text:tab/>last half note in Ms: g4–g4</text:span><text:span text:style-name="T87"><text:line-break/>131<text:tab/>org<text:tab/>last half note in Ms: B2</text:span><text:span text:style-name="T90"><text:line-break/>132<text:tab/>T<text:tab/>3rd half note in Ms: c′2</text:span><text:span text:style-name="T91"><text:line-break/><text:line-break/></text:span><text:span text:style-name="T93">151<text:tab/>S<text:tab/>last eighth in Ms: a′8<text:line-break/></text:span><text:span text:style-name="T91">174<text:tab/>org<text:tab/>1st eighth in Ms: fis′8</text:span><text:span text:style-name="T92"><text:line-break/>175<text:tab/>org<text:tab/>bar in Ms: G2</text:span><text:span text:style-name="T94"><text:line-break/><text:line-break/></text:span><text:span text:style-name="T97">183<text:tab/>T<text:tab/>2nd half of bar in Ms: g2–g2</text:span><text:span text:style-name="T98"><text:line-break/></text:span><text:span text:style-name="T97">183<text:tab/></text:span><text:span text:style-name="T98">org</text:span><text:span text:style-name="T97"><text:tab/></text:span><text:span text:style-name="T98">upper voice, </text:span><text:span text:style-name="T97">2nd half of bar in Ms: g2–g2</text:span><text:span text:style-name="T104"><text:line-break/>186<text:tab/>B<text:tab/>3rd half note in Ms: d8–d8–d4</text:span><text:span text:style-name="T97"><text:line-break/></text:span><text:span text:style-name="T95">189<text:tab/></text:span><text:span text:style-name="T108">vl 1, 2, </text:span><text:span text:style-name="T95">S<text:tab/>2nd half note in Ms: b′2</text:span><text:span text:style-name="T99"><text:line-break/>191<text:tab/>T<text:tab/>2nd to 4th half note in Ms: </text:span><text:span text:style-name="T100">d′</text:span><text:span text:style-name="T99">2–</text:span><text:span text:style-name="T100">d</text:span><text:span text:style-name="T99">′</text:span><text:span text:style-name="T100">1</text:span><text:span text:style-name="T101"><text:line-break/>192<text:tab/>T<text:tab/>1st half note in Ms: g2</text:span><text:span text:style-name="T109"><text:line-break/>197<text:tab/>org<text:tab/>bar in Ms: g2–c2–d1</text:span><text:span text:style-name="T110"><text:line-break/>198<text:tab/>clno 1<text:tab/>2nd/3rd half note in Ms: f″2–e″2</text:span><text:span text:style-name="T111"><text:line-break/>198<text:tab/>clno 2<text:tab/>1st half note in Ms: c″2</text:span><text:span text:style-name="T95"><text:line-break/></text:span><text:span text:style-name="T94">202<text:tab/>org<text:tab/>upper voice, 1st half note in Ms: c″2</text:span><text:span text:style-name="T105"><text:line-break/>205<text:tab/>B<text:tab/>2nd half of bar in Ms: d2–c</text:span><text:span text:style-name="T106">2</text:span><text:span text:style-name="T107"><text:line-break/>206<text:tab/>B<text:tab/>1st quarter in Ms: r4</text:span><text:span text:style-name="T102"><text:line-break/>209<text:tab/>T<text:tab/>last half note in Ms: f′2</text:span><text:span text:style-name="T103"><text:line-break/></text:span><text:span text:style-name="T102">2</text:span><text:span text:style-name="T103">12</text:span><text:span text:style-name="T102"><text:tab/>T<text:tab/></text:span><text:span text:style-name="T103">2nd</text:span><text:span text:style-name="T102"> half note in Ms: f′2</text:span><text:span text:style-name="T96"><text:line-break/>214<text:tab/>A<text:tab/>2nd half note in Ms: f′2</text:span><text:span text:style-name="T112"><text:line-break/>215<text:tab/>clno 2<text:tab/>2nd half of bar in Ms: e′2.–g′4</text:span><text:span text:style-name="T23"><text:line-break/><text:line-break/></text:span><text:span text:style-name="T181"><text:line-break/>c r e d</text:span> o</text:p>
      <text:p text:style-name="P10"/>
      <text:p text:style-name="P17"><text:span text:style-name="T1">Bar<text:tab/>Staff<text:tab/>Note</text:span><text:span text:style-name="T2"><text:line-break/></text:span><text:span text:style-name="T113">7<text:tab/>A<text:tab/>4th eighth in Ms: g′8</text:span><text:span text:style-name="T114">; </text:span><text:span text:style-name="T8">et</text:span><text:span text:style-name="T114"> missing in lyrics</text:span><text:span text:style-name="T115"><text:line-break/></text:span><text:span text:style-name="T116">9<text:tab/>clno 1<text:tab/>3rd quarter in Ms: d″4–d″8</text:span><text:span text:style-name="T117"><text:line-break/>11<text:tab/>clno 1<text:tab/>last quarter in Ms: g″8–fis″8</text:span><text:span text:style-name="T116"><text:line-break/></text:span><text:span text:style-name="T115">23<text:tab/>T<text:tab/>4th eighth in Ms: b8</text:span><text:span text:style-name="T118"><text:line-break/><text:line-break/></text:span><text:span text:style-name="T125">34<text:tab/>org<text:tab/>2nd half note in Ms: </text:span><text:span text:style-name="T126">G</text:span><text:span text:style-name="T125">4–</text:span><text:span text:style-name="T126">G</text:span><text:span text:style-name="T125">4<text:line-break/></text:span><text:span text:style-name="T120">39<text:tab/>trb 2<text:tab/>1st half of bar in Ms: d′1.</text:span><text:span text:style-name="T121"><text:line-break/>39<text:tab/>org<text:tab/>8th quarter in Ms: G4</text:span><text:span text:style-name="T120"><text:line-break/></text:span><text:span text:style-name="T118">42<text:tab/>org<text:tab/>last quarter in Ms: f4</text:span><text:span text:style-name="T119"><text:line-break/>5</text:span><text:span text:style-name="T118">2<text:tab/>org<text:tab/>last </text:span><text:span text:style-name="T119">half note</text:span><text:span text:style-name="T118"> in Ms: </text:span><text:span text:style-name="T119">e</text:span><text:span text:style-name="T118">4</text:span><text:span text:style-name="T122"><text:line-break/>59<text:tab/>trb 2<text:tab/>2nd half of bar in Ms: a4–r4–r4</text:span><text:span text:style-name="T123"><text:line-break/>60</text:span><text:span text:style-name="T122"><text:tab/>trb 2<text:tab/></text:span><text:span text:style-name="T123">1st</text:span><text:span text:style-name="T122"> half of bar in Ms: </text:span><text:span text:style-name="T123">bes1–bes2</text:span><text:span text:style-name="T124"><text:line-break/>62<text:tab/>org<text:tab/>1st half note in Ms: c2</text:span><text:span text:style-name="T127"><text:line-break/><text:line-break/>68<text:tab/>org<text:tab/>last quarter of upper voice in Ms: bes′8.–b′16</text:span><text:span text:style-name="T128"><text:line-break/><text:line-break/></text:span><text:span text:style-name="T137">78<text:tab/>org<text:tab/>5th quarter in Ms: B4<text:line-break/></text:span><text:span text:style-name="T128">81<text:tab/></text:span><text:span text:style-name="T141">org</text:span><text:span text:style-name="T128"><text:tab/></text:span><text:span text:style-name="T141">8</text:span><text:span text:style-name="T128">th to </text:span><text:span text:style-name="T141">10</text:span><text:span text:style-name="T128">th eighth in Ms: c′</text:span><text:span text:style-name="T141">8</text:span><text:span text:style-name="T128">–f′</text:span><text:span text:style-name="T141">4</text:span><text:span text:style-name="T135"><text:line-break/>83<text:tab/>vl 2<text:tab/>5th quarter in Ms: e″4</text:span><text:span text:style-name="T132"><text:line-break/>84<text:tab/>T<text:tab/>2nd quarter in Ms: e′4</text:span><text:span text:style-name="T140"><text:line-break/>86<text:tab/>vl 1<text:tab/>8th eighth in Ms: c″8</text:span><text:span text:style-name="T129"><text:line-break/>89<text:tab/>A<text:tab/>5th eighth in Ms: f′8</text:span><text:span text:style-name="T133"><text:line-break/>100<text:tab/>org<text:tab/>last eighth in Ms: e8</text:span><text:span text:style-name="T138"><text:line-break/>123<text:tab/>org<text:tab/>last quarter in Ms: d4</text:span><text:span text:style-name="T139"><text:line-break/>127<text:tab/>org<text:tab/>1st quarter in M</text:span><text:span text:style-name="T142">s</text:span><text:span text:style-name="T139">: e4; 6th eighth in Ms: e8</text:span><text:span text:style-name="T134"><text:line-break/>131<text:tab/>vl 1<text:tab/>last quarter in Ms: d″8–c″8</text:span><text:span text:style-name="T130"><text:line-break/>135<text:tab/>B<text:tab/>last eighth in Ms: fis8</text:span><text:span text:style-name="T131"><text:line-break/>136<text:tab/>B<text:tab/>5th eighth in Ms: e8</text:span><text:span text:style-name="T136"><text:line-break/>140<text:tab/>vl 2<text:tab/>3rd eighth in Ms: f″8</text:span><text:span text:style-name="T143"><text:line-break/><text:line-break/></text:span><text:span text:style-name="T148">161<text:tab/>T<text:tab/>5th eighth in Ms: b8</text:span><text:span text:style-name="T149"><text:line-break/></text:span><text:span text:style-name="T148">161<text:tab/></text:span><text:span text:style-name="T149">org</text:span><text:span text:style-name="T148"><text:tab/></text:span><text:span text:style-name="T149">lower voice, </text:span><text:span text:style-name="T148">5th eighth in Ms: b8<text:line-break/></text:span><text:span text:style-name="T144">183<text:tab/>A<text:tab/></text:span><text:span text:style-name="T143">6th to last eighth in Ms: </text:span><text:span text:style-name="T144">d</text:span><text:span text:style-name="T143">′8–</text:span><text:span text:style-name="T144">g′</text:span><text:span text:style-name="T143">4</text:span><text:span text:style-name="T147"><text:line-break/></text:span><text:soft-page-break/><text:span text:style-name="T147">180<text:tab/>clno 2<text:tab/>3rd quarter in Ms: f″8.–e″16</text:span><text:span text:style-name="T144"><text:line-break/></text:span><text:span text:style-name="T143">188<text:tab/>org<text:tab/>6th to last eighth in Ms: g′8–c″4</text:span><text:span text:style-name="T145"><text:line-break/></text:span><text:span text:style-name="T146">197<text:tab/>clno 1<text:tab/>last eighth in Ms: f″8<text:line-break/></text:span><text:span text:style-name="T145">197<text:tab/>vl 2<text:tab/>3rd eighth in Ms: a′8</text:span><text:span text:style-name="T24"><text:line-break/><text:line-break/><text:line-break/><text:line-break/></text:span><text:span text:style-name="T182">s a n c t u s</text:span></text:p>
      <text:p text:style-name="P11"/>
      <text:p text:style-name="P18"><text:span text:style-name="T1">Bar<text:tab/>Staff<text:tab/>Note</text:span><text:span text:style-name="T2"><text:line-break/></text:span><text:span text:style-name="T160">18<text:tab/>vl 2<text:tab/>12th/13th quarter in Ms: d′4–e′4</text:span><text:span text:style-name="T12"><text:line-break/></text:span><text:span text:style-name="T157">20<text:tab/>vl 2<text:tab/>2nd half of bar in Ms: d′1–r2</text:span><text:span text:style-name="T11"><text:line-break/></text:span><text:span text:style-name="T152">23<text:tab/>S<text:tab/>2nd half of bar in Ms: d″1.</text:span><text:span text:style-name="T10"><text:line-break/></text:span><text:span text:style-name="T151">26<text:tab/>S<text:tab/></text:span><text:span text:style-name="T150">last half note in Ms: f′2</text:span><text:span text:style-name="T158"><text:line-break/>30<text:tab/>vl 2<text:tab/>5th/6th half note in Ms: g′2–a′2</text:span><text:span text:style-name="T155"><text:line-break/>39<text:tab/>A<text:tab/>3rd half note in Ms: f′2</text:span><text:span text:style-name="T153"><text:line-break/>39<text:tab/>T<text:tab/>1st</text:span><text:span text:style-name="T152"> half of bar in Ms: </text:span><text:span text:style-name="T153">cis′</text:span><text:span text:style-name="T152">1.</text:span><text:span text:style-name="T154"><text:line-break/>40</text:span><text:span text:style-name="T153"><text:tab/></text:span><text:span text:style-name="T156">vl 1, </text:span><text:span text:style-name="T159">2, </text:span><text:span text:style-name="T153">T<text:tab/></text:span><text:span text:style-name="T154">2nd</text:span><text:span text:style-name="T152"> half of bar in Ms: </text:span><text:span text:style-name="T154">a1.</text:span><text:span text:style-name="T9"><text:line-break/></text:span><text:span text:style-name="T150">41<text:tab/></text:span><text:span text:style-name="T159">vl 1, 2, </text:span><text:span text:style-name="T150">S<text:tab/>last half note in Ms: f′2</text:span><text:span text:style-name="T161"><text:line-break/><text:line-break/></text:span><text:span text:style-name="T164">49<text:tab/>org<text:tab/>last eighth in Ms: </text:span><text:span text:style-name="T165">f</text:span><text:span text:style-name="T164">8<text:line-break/></text:span><text:span text:style-name="T161">52<text:tab/>T<text:tab/>last eighth in Ms: g8</text:span><text:span text:style-name="T162"><text:line-break/>56<text:tab/>vl 1, 2<text:tab/>6th</text:span><text:span text:style-name="T163"> to 8th</text:span><text:span text:style-name="T162"> eighth in Ms: c″16–b′16</text:span><text:span text:style-name="T163">–c″8–b′8</text:span><text:span text:style-name="T25"><text:line-break/><text:line-break/></text:span><text:span text:style-name="T26"><text:line-break/></text:span><text:span text:style-name="T25"><text:line-break/></text:span><text:span text:style-name="T183">a g n u s <text:s text:c="2"/>d e i</text:span></text:p>
      <text:p text:style-name="P12"/>
      <text:p text:style-name="P14"><text:span text:style-name="T1">Bar<text:tab/>Staff<text:tab/>Note</text:span><text:span text:style-name="T2"><text:line-break/></text:span><text:span text:style-name="T167">9<text:tab/>vl 2<text:tab/>1st eighth in Ms: e′8</text:span><text:span text:style-name="T168"><text:line-break/></text:span><text:span text:style-name="T169">13<text:tab/>vl 1<text:tab/>1st eighth in Ms: g″8<text:line-break/></text:span><text:span text:style-name="T168">15<text:tab/>vl 2<text:tab/>last eighth in Ms: e″8</text:span><text:span text:style-name="T14"><text:line-break/></text:span><text:span text:style-name="T166">15<text:tab/>org<text:tab/>3rd quarter in Ms: B4</text:span><text:span text:style-name="T20"><text:line-break/></text:span><text:span text:style-name="T26"><text:line-break/></text:span><text:span text:style-name="T21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77">wolfgang</text:span> (at) <text:span text:style-name="T176">esser-skala</text:span>.at<text:span text:style-name="T177"> or create an issue or pull request on the edition’s GitHub page (https://github.com/skafdasschaf/ galuppi-messa-concertata-BurG-A-2)</text:span>. Your help will be greatly appreciated.</text:p>
      <text:p text:style-name="P19"/>
      <text:p text:style-name="P19"/>
      <text:p text:style-name="P19"><text:span text:style-name="T17">Salzburg, </text:span><text:span text:style-name="T26">March</text:span><text:span text:style-name="T17"> 201</text:span><text:span text:style-name="T19">8</text:span><text:line-break/>Wolfgang Skala</text:p>
      <text:p text:style-name="P35"/>
      <text:p text:style-name="P32"><text:span text:style-name="T189"><text:line-break/></text:span>C O N T E N T S</text:p>
      <text:p text:style-name="P26"/>
      <text:p text:style-name="P25"/>
      <text:p text:style-name="P20"><text:span text:style-name="T185">Kyrie<text:line-break/></text:span><text:span text:style-name="T27"><text:tab/>1.0<text:tab/>Sinfonia<text:tab/>1</text:span><text:line-break/><text:span text:style-name="T27"><text:tab/>1.1<text:tab/>Kyrie I<text:tab/>5<text:line-break/><text:tab/>1.2<text:tab/>Christe<text:tab/>17<text:line-break/><text:tab/>1.3<text:tab/>Kyrie II<text:tab/>27</text:span><text:span text:style-name="T28"><text:line-break/><text:line-break/></text:span><text:span text:style-name="T186">Gloria</text:span><text:span text:style-name="T28"><text:line-break/><text:tab/>2.1<text:tab/>Gloria<text:tab/>35<text:line-break/><text:tab/>2.2<text:tab/>Et in terra<text:tab/>43<text:line-break/><text:tab/>2.3<text:tab/>Laudamus te<text:tab/>45<text:line-break/><text:tab/>2.4<text:tab/>Gratias<text:tab/>50<text:line-break/><text:tab/>2.5<text:tab/>Domine Deus, Rex coelestis<text:tab/>52<text:line-break/><text:tab/>2.6<text:tab/>Domine Fili<text:tab/>58<text:line-break/><text:tab/>2.7<text:tab/>Domine Deus, Agnus Dei<text:tab/>62</text:span><text:span text:style-name="T29"><text:line-break/><text:tab/>2.8<text:tab/>Qui tollis<text:tab/>69<text:line-break/><text:tab/>2.9<text:tab/>Qui sedes<text:tab/>73<text:line-break/><text:tab/>2.10<text:tab/>Quoniam<text:tab/>77<text:line-break/><text:tab/>2.11<text:tab/>Cum Sancto Spiritu<text:tab/>87<text:line-break/><text:line-break/></text:span><text:span text:style-name="T187">Credo</text:span><text:span text:style-name="T29"><text:line-break/><text:tab/>3.1<text:tab/>Credo<text:tab/>95<text:line-break/><text:tab/>3.2<text:tab/>Crucifixus<text:tab/>109<text:line-break/><text:tab/>3.3<text:tab/>Et resurrexit<text:tab/>112<text:line-break/><text:line-break/></text:span><text:span text:style-name="T187">Sanctus</text:span><text:span text:style-name="T30"><text:line-break/><text:tab/>4.1</text:span><text:span text:style-name="T31"><text:tab/></text:span><text:span text:style-name="T30">Sanctus</text:span><text:span text:style-name="T31"><text:tab/>129</text:span><text:span text:style-name="T30"><text:line-break/><text:tab/>4.2</text:span><text:span text:style-name="T31"><text:tab/></text:span><text:span text:style-name="T30">Benedictus</text:span><text:span text:style-name="T31"><text:tab/>135<text:line-break/><text:line-break/></text:span><text:span text:style-name="T188">Agnus Dei</text:span><text:span text:style-name="T31"><text:line-break/><text:tab/>5.1<text:tab/>Agnus Dei<text:tab/></text:span><text:span text:style-name="T32">141</text:span><text:span text:style-name="T31"><text:line-break/><text:tab/>5.2<text:tab/>Dona nobis<text:tab/></text:span><text:span text:style-name="T32">145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4-09T22:04:35.157347440</dc:date>
    <dc:creator>Wolfgang Skala</dc:creator>
    <meta:editing-duration>P10DT34M</meta:editing-duration>
    <meta:editing-cycles>908</meta:editing-cycles>
    <meta:generator>LibreOffice/4.2.8.2$Linux_X86_64 LibreOffice_project/420m0$Build-2</meta:generator>
    <meta:document-statistic meta:table-count="0" meta:image-count="1" meta:object-count="0" meta:page-count="7" meta:paragraph-count="20" meta:word-count="1431" meta:character-count="6608" meta:non-whitespace-character-count="5192"/>
  </office:meta>
</office:document-meta>
</file>